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0.0909858229104">
            <text:p>0,0909858229</text:p>
          </table:table-cell>
          <table:table-cell office:value-type="float" office:value="0.374427270184">
            <text:p>0,3744272702</text:p>
          </table:table-cell>
          <table:table-cell office:value-type="float" office:value="24.299999">
            <text:p>24,299999</text:p>
          </table:table-cell>
          <table:table-cell office:value-type="date" office:date-value="2017-01-17">
            <text:p>2017-01-17</text:p>
          </table:table-cell>
          <table:table-cell office:value-type="string">
            <text:p>09:00:00</text:p>
          </table:table-cell>
          <table:table-cell office:value-type="string">
            <text:p>John Hancock Investments names Lee Small as sales manager, wirehouses and regionals, for Western region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95">
            <text:p>-0,95%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float" office:value="0.0693256986875">
            <text:p>0,0693256987</text:p>
          </table:table-cell>
          <table:table-cell office:value-type="float" office:value="0.280784511461">
            <text:p>0,2807845115</text:p>
          </table:table-cell>
          <table:table-cell office:value-type="float" office:value="24.690001">
            <text:p>24,690001</text:p>
          </table:table-cell>
          <table:table-cell office:value-type="date" office:date-value="2017-01-17">
            <text:p>2017-01-17</text:p>
          </table:table-cell>
          <table:table-cell office:value-type="string">
            <text:p>08:49:17</text:p>
          </table:table-cell>
          <table:table-cell office:value-type="string">
            <text:p>Israeli official opposes extension to ICL's Dead Sea mining permit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69">
            <text:p>-0,69%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0.122578814732">
            <text:p>0,1225788147</text:p>
          </table:table-cell>
          <table:table-cell office:value-type="float" office:value="9.80630517857">
            <text:p>9,8063051786</text:p>
          </table:table-cell>
          <table:table-cell office:value-type="float" office:value="1.25">
            <text:p>1,25</text:p>
          </table:table-cell>
          <table:table-cell office:value-type="date" office:date-value="2017-01-17">
            <text:p>2017-01-17</text:p>
          </table:table-cell>
          <table:table-cell office:value-type="string">
            <text:p>08:48:05</text:p>
          </table:table-cell>
          <table:table-cell office:value-type="string">
            <text:p>Trevali reports record Q4-2016 and 2016 annual zinc production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32">
            <text:p>-3,20%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0.0986687076449">
            <text:p>0,0986687076</text:p>
          </table:table-cell>
          <table:table-cell office:value-type="float" office:value="0.438527589533">
            <text:p>0,4385275895</text:p>
          </table:table-cell>
          <table:table-cell office:value-type="float" office:value="22.5">
            <text:p>22,5</text:p>
          </table:table-cell>
          <table:table-cell office:value-type="date" office:date-value="2017-01-17">
            <text:p>2017-01-17</text:p>
          </table:table-cell>
          <table:table-cell office:value-type="string">
            <text:p>08:42:22</text:p>
          </table:table-cell>
          <table:table-cell office:value-type="string">
            <text:p>How Risky Is Royal Gold, Inc.?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09">
            <text:p>0,09%</text:p>
          </table:table-cell>
        </table:table-row>
        <table:table-row table:style-name="ro1">
          <table:table-cell office:value-type="string">
            <text:p>VFF</text:p>
          </table:table-cell>
          <table:table-cell office:value-type="float" office:value="0.0850872907172">
            <text:p>0,0850872907</text:p>
          </table:table-cell>
          <table:table-cell office:value-type="float" office:value="5.90883963314">
            <text:p>5,9088396331</text:p>
          </table:table-cell>
          <table:table-cell office:value-type="float" office:value="1.44">
            <text:p>1,44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Consumer Defensive Stocks Brick Brewing, Ten Peaks Coffee Company, Village Farms International, and Big Rock Brewer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139">
            <text:p>-1,39%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0.270740648107">
            <text:p>0,2707406481</text:p>
          </table:table-cell>
          <table:table-cell office:value-type="float" office:value="0.244659893656">
            <text:p>0,2446598937</text:p>
          </table:table-cell>
          <table:table-cell office:value-type="float" office:value="110.660004">
            <text:p>110,660004</text:p>
          </table:table-cell>
          <table:table-cell office:value-type="date" office:date-value="2017-01-17">
            <text:p>2017-01-17</text:p>
          </table:table-cell>
          <table:table-cell office:value-type="string">
            <text:p>07:52:00</text:p>
          </table:table-cell>
          <table:table-cell office:value-type="string">
            <text:p>CIBC introduces new initiative to support employment for Canadians living with a disabilit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25">
            <text:p>-0,25%</text:p>
          </table:table-cell>
        </table:table-row>
        <table:table-row table:style-name="ro1">
          <table:table-cell office:value-type="string">
            <text:p>IFP</text:p>
          </table:table-cell>
          <table:table-cell office:value-type="float" office:value="-0.0723448832597">
            <text:p>-0,0723448833</text:p>
          </table:table-cell>
          <table:table-cell office:value-type="float" office:value="-0.494835042816">
            <text:p>-0,4948350428</text:p>
          </table:table-cell>
          <table:table-cell office:value-type="float" office:value="14.62">
            <text:p>14,62</text:p>
          </table:table-cell>
          <table:table-cell office:value-type="date" office:date-value="2017-01-17">
            <text:p>2017-01-17</text:p>
          </table:table-cell>
          <table:table-cell office:value-type="string">
            <text:p>07:22:32</text:p>
          </table:table-cell>
          <table:table-cell office:value-type="string">
            <text:p>Interfor Corp. breached its 50 day moving average in a Bearish Manner : IFP-CA : January 17, 2017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13">
            <text:p>-1,30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-0.0556609432099">
            <text:p>-0,0556609432</text:p>
          </table:table-cell>
          <table:table-cell office:value-type="float" office:value="-1.24521125749">
            <text:p>-1,2452112575</text:p>
          </table:table-cell>
          <table:table-cell office:value-type="float" office:value="4.47">
            <text:p>4,47</text:p>
          </table:table-cell>
          <table:table-cell office:value-type="date" office:date-value="2017-01-17">
            <text:p>2017-01-17</text:p>
          </table:table-cell>
          <table:table-cell office:value-type="string">
            <text:p>07:15:21</text:p>
          </table:table-cell>
          <table:table-cell office:value-type="string">
            <text:p>Kinross Gold Corp. breached its 50 day moving average in a Bullish Manner : K-CA : January 17,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582">
            <text:p>5,82%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0914091801231">
            <text:p>0,0914091801</text:p>
          </table:table-cell>
          <table:table-cell office:value-type="float" office:value="0.905041387358">
            <text:p>0,9050413874</text:p>
          </table:table-cell>
          <table:table-cell office:value-type="float" office:value="10.1">
            <text:p>10,1</text:p>
          </table:table-cell>
          <table:table-cell office:value-type="date" office:date-value="2017-01-17">
            <text:p>2017-01-17</text:p>
          </table:table-cell>
          <table:table-cell office:value-type="string">
            <text:p>06:30:00</text:p>
          </table:table-cell>
          <table:table-cell office:value-type="string">
            <text:p>Richmont Achieves Revised Annual Operational Guidance and Delivers Record Production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277">
            <text:p>2,77%</text:p>
          </table:table-cell>
        </table:table-row>
        <table:table-row table:style-name="ro1">
          <table:table-cell office:value-type="string">
            <text:p>BBD.B</text:p>
          </table:table-cell>
          <table:table-cell office:value-type="float" office:value="0.172646335189">
            <text:p>0,1726463352</text:p>
          </table:table-cell>
          <table:table-cell office:value-type="float" office:value="6.58955477822">
            <text:p>6,5895547782</text:p>
          </table:table-cell>
          <table:table-cell office:value-type="float" office:value="2.62">
            <text:p>2,62</text:p>
          </table:table-cell>
          <table:table-cell office:value-type="date" office:date-value="2017-01-17">
            <text:p>2017-01-17</text:p>
          </table:table-cell>
          <table:table-cell office:value-type="string">
            <text:p>06:10:05</text:p>
          </table:table-cell>
          <table:table-cell office:value-type="string">
            <text:p>New Generation Trains Ordered for Lines D and E of the SNCF Network in Ile-de-Franc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496">
            <text:p>4,96%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0.105561609872">
            <text:p>0,1055616099</text:p>
          </table:table-cell>
          <table:table-cell office:value-type="float" office:value="0.191130924989">
            <text:p>0,191130925</text:p>
          </table:table-cell>
          <table:table-cell office:value-type="float" office:value="55.23">
            <text:p>55,23</text:p>
          </table:table-cell>
          <table:table-cell office:value-type="date" office:date-value="2017-01-17">
            <text:p>2017-01-17</text:p>
          </table:table-cell>
          <table:table-cell office:value-type="string">
            <text:p>05:48:24</text:p>
          </table:table-cell>
          <table:table-cell office:value-type="string">
            <text:p>PRESS DIGEST- Canada - Jan 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83">
            <text:p>-0,83%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float" office:value="0.11974128721">
            <text:p>0,1197412872</text:p>
          </table:table-cell>
          <table:table-cell office:value-type="float" office:value="0.154764485675">
            <text:p>0,1547644857</text:p>
          </table:table-cell>
          <table:table-cell office:value-type="float" office:value="77.370003">
            <text:p>77,370003</text:p>
          </table:table-cell>
          <table:table-cell office:value-type="date" office:date-value="2017-01-17">
            <text:p>2017-01-17</text:p>
          </table:table-cell>
          <table:table-cell office:value-type="string">
            <text:p>05:48:24</text:p>
          </table:table-cell>
          <table:table-cell office:value-type="string">
            <text:p>PRESS DIGEST- Canada - Jan 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87">
            <text:p>-0,87%</text:p>
          </table:table-cell>
        </table:table-row>
        <table:table-row table:style-name="ro1">
          <table:table-cell office:value-type="string">
            <text:p>AQN</text:p>
          </table:table-cell>
          <table:table-cell office:value-type="float" office:value="0.0960725075423">
            <text:p>0,0960725075</text:p>
          </table:table-cell>
          <table:table-cell office:value-type="float" office:value="0.857025044981">
            <text:p>0,857025045</text:p>
          </table:table-cell>
          <table:table-cell office:value-type="float" office:value="11.21">
            <text:p>11,21</text:p>
          </table:table-cell>
          <table:table-cell office:value-type="date" office:date-value="2017-01-16">
            <text:p>2017-01-16</text:p>
          </table:table-cell>
          <table:table-cell office:value-type="string">
            <text:p>23:13:00</text:p>
          </table:table-cell>
          <table:table-cell office:value-type="string">
            <text:p>Algonquin Power &amp; Utilities Corp. Announces 10% Dividend Increase and Declares First Quarter 2017 Common Share Dividend of U.S. $0.1165 (Cdn. $0.1533)</text:p>
          </table:table-cell>
          <table:table-cell office:value-type="string">
            <text:p>xxx</text:p>
          </table:table-cell>
          <table:table-cell office:value-type="string">
            <text:p>OO</text:p>
          </table:table-cell>
          <table:table-cell table:style-name="ce3" office:value-type="percentage" office:value="0.0089">
            <text:p>0,89%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0.185236680016">
            <text:p>0,18523668</text:p>
          </table:table-cell>
          <table:table-cell office:value-type="float" office:value="30.3666688551">
            <text:p>30,3666688551</text:p>
          </table:table-cell>
          <table:table-cell office:value-type="float" office:value="0.61">
            <text:p>0,61</text:p>
          </table:table-cell>
          <table:table-cell office:value-type="date" office:date-value="2017-01-16">
            <text:p>2017-01-16</text:p>
          </table:table-cell>
          <table:table-cell office:value-type="string">
            <text:p>19:10:00</text:p>
          </table:table-cell>
          <table:table-cell office:value-type="string">
            <text:p>CIBT Reports Financial Results for First Quarter Ending November 30, 2016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82">
            <text:p>8,20%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float" office:value="-0.0888981154654">
            <text:p>-0,0888981155</text:p>
          </table:table-cell>
          <table:table-cell office:value-type="float" office:value="-0.152772154998">
            <text:p>-0,152772155</text:p>
          </table:table-cell>
          <table:table-cell office:value-type="float" office:value="58.189999">
            <text:p>58,189999</text:p>
          </table:table-cell>
          <table:table-cell office:value-type="date" office:date-value="2017-01-16">
            <text:p>2017-01-16</text:p>
          </table:table-cell>
          <table:table-cell office:value-type="string">
            <text:p>11:30:00</text:p>
          </table:table-cell>
          <table:table-cell office:value-type="string">
            <text:p>Bell Let's Talk supports youth mental health programs in Northern Alberta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0.0241832336308">
            <text:p>0,0241832336</text:p>
          </table:table-cell>
          <table:table-cell office:value-type="float" office:value="0.539804322115">
            <text:p>0,5398043221</text:p>
          </table:table-cell>
          <table:table-cell office:value-type="float" office:value="4.48">
            <text:p>4,48</text:p>
          </table:table-cell>
          <table:table-cell office:value-type="date" office:date-value="2017-01-16">
            <text:p>2017-01-16</text:p>
          </table:table-cell>
          <table:table-cell office:value-type="string">
            <text:p>10:06:00</text:p>
          </table:table-cell>
          <table:table-cell office:value-type="string">
            <text:p>Brazil's Eldorado raises wood pulp prices by $30/tn</text:p>
          </table:table-cell>
          <table:table-cell table:number-columns-repeated="3"/>
        </table:table-row>
        <table:table-row table:style-name="ro1">
          <table:table-cell office:value-type="string">
            <text:p>RY</text:p>
          </table:table-cell>
          <table:table-cell office:value-type="float" office:value="-0.369154274224">
            <text:p>-0,3691542742</text:p>
          </table:table-cell>
          <table:table-cell office:value-type="float" office:value="-0.390639443623">
            <text:p>-0,3906394436</text:p>
          </table:table-cell>
          <table:table-cell office:value-type="float" office:value="94.5">
            <text:p>94,5</text:p>
          </table:table-cell>
          <table:table-cell office:value-type="date" office:date-value="2017-01-16">
            <text:p>2017-01-16</text:p>
          </table:table-cell>
          <table:table-cell office:value-type="string">
            <text:p>09:00:00</text:p>
          </table:table-cell>
          <table:table-cell office:value-type="string">
            <text:p>RBC Global Asset Management Inc. announces RBC ETF cash distributions for January 2017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0618160342081">
            <text:p>0,0618160342</text:p>
          </table:table-cell>
          <table:table-cell office:value-type="float" office:value="2.88859972935">
            <text:p>2,8885997294</text:p>
          </table:table-cell>
          <table:table-cell office:value-type="float" office:value="2.14">
            <text:p>2,14</text:p>
          </table:table-cell>
          <table:table-cell office:value-type="date" office:date-value="2017-01-16">
            <text:p>2017-01-16</text:p>
          </table:table-cell>
          <table:table-cell office:value-type="string">
            <text:p>09:00:00</text:p>
          </table:table-cell>
          <table:table-cell office:value-type="string">
            <text:p>Intrinsyc Announces New Product Development Agreement Received from Client Valued in excess of US$600,000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-0.0267771253023">
            <text:p>-0,0267771253</text:p>
          </table:table-cell>
          <table:table-cell office:value-type="float" office:value="-1.66317548461">
            <text:p>-1,6631754846</text:p>
          </table:table-cell>
          <table:table-cell office:value-type="float" office:value="1.61">
            <text:p>1,61</text:p>
          </table:table-cell>
          <table:table-cell office:value-type="date" office:date-value="2017-01-16">
            <text:p>2017-01-16</text:p>
          </table:table-cell>
          <table:table-cell office:value-type="string">
            <text:p>07:30:00</text:p>
          </table:table-cell>
          <table:table-cell office:value-type="string">
            <text:p>Sherritt Provides an Update on Ambatovy Joint Venture Negotiations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00844145971748">
            <text:p>-0,0084414597</text:p>
          </table:table-cell>
          <table:table-cell office:value-type="float" office:value="-0.411778522804">
            <text:p>-0,4117785228</text:p>
          </table:table-cell>
          <table:table-cell office:value-type="float" office:value="2.05">
            <text:p>2,05</text:p>
          </table:table-cell>
          <table:table-cell office:value-type="date" office:date-value="2017-01-16">
            <text:p>2017-01-16</text:p>
          </table:table-cell>
          <table:table-cell office:value-type="string">
            <text:p>07:00:00</text:p>
          </table:table-cell>
          <table:table-cell office:value-type="string">
            <text:p>/R E P E A T -- Sierra Metals announces filing of preliminary prospectus relating to Cautivo Mining Inc. Spin-Off and rights offering/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0761556956137">
            <text:p>-0,0761556956</text:p>
          </table:table-cell>
          <table:table-cell office:value-type="float" office:value="-1.29077450193">
            <text:p>-1,2907745019</text:p>
          </table:table-cell>
          <table:table-cell office:value-type="float" office:value="5.9">
            <text:p>5,9</text:p>
          </table:table-cell>
          <table:table-cell office:value-type="date" office:date-value="2017-01-13">
            <text:p>2017-01-13</text:p>
          </table:table-cell>
          <table:table-cell office:value-type="string">
            <text:p>08:58:52</text:p>
          </table:table-cell>
          <table:table-cell office:value-type="string">
            <text:p>Baytex Energy Corp. breached its 50 day moving average in a Bearish Manner : BTE-CA : January 13, 2017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0.0416343804476">
            <text:p>0,0416343804</text:p>
          </table:table-cell>
          <table:table-cell office:value-type="float" office:value="1.71334898961">
            <text:p>1,7133489896</text:p>
          </table:table-cell>
          <table:table-cell office:value-type="float" office:value="2.43">
            <text:p>2,43</text:p>
          </table:table-cell>
          <table:table-cell office:value-type="date" office:date-value="2017-01-13">
            <text:p>2017-01-13</text:p>
          </table:table-cell>
          <table:table-cell office:value-type="string">
            <text:p>08:15:00</text:p>
          </table:table-cell>
          <table:table-cell office:value-type="string">
            <text:p>Research Reports Initiated on Healthcare Stocks Acerus Pharmaceuticals, Neovasc, Nuvo Pharmaceuticals, and Titan Medical</text:p>
          </table:table-cell>
          <table:table-cell table:number-columns-repeated="3"/>
        </table:table-row>
        <table:table-row table:style-name="ro1">
          <table:table-cell office:value-type="string">
            <text:p>CNR</text:p>
          </table:table-cell>
          <table:table-cell office:value-type="float" office:value="0.296501726388">
            <text:p>0,2965017264</text:p>
          </table:table-cell>
          <table:table-cell office:value-type="float" office:value="0.319919860151">
            <text:p>0,3199198602</text:p>
          </table:table-cell>
          <table:table-cell office:value-type="float" office:value="92.68">
            <text:p>92,68</text:p>
          </table:table-cell>
          <table:table-cell office:value-type="date" office:date-value="2017-01-12">
            <text:p>2017-01-12</text:p>
          </table:table-cell>
          <table:table-cell office:value-type="string">
            <text:p>18:34:11</text:p>
          </table:table-cell>
          <table:table-cell office:value-type="string">
            <text:p>Top Research Reports for January 12, 2017</text:p>
          </table:table-cell>
          <table:table-cell table:number-columns-repeated="3"/>
        </table:table-row>
        <table:table-row table:style-name="ro1">
          <table:table-cell office:value-type="string">
            <text:p>TRP</text:p>
          </table:table-cell>
          <table:table-cell office:value-type="float" office:value="-0.00663781170449">
            <text:p>-0,0066378117</text:p>
          </table:table-cell>
          <table:table-cell office:value-type="float" office:value="-0.0109264390197">
            <text:p>-0,010926439</text:p>
          </table:table-cell>
          <table:table-cell office:value-type="float" office:value="60.75">
            <text:p>60,75</text:p>
          </table:table-cell>
          <table:table-cell office:value-type="date" office:date-value="2017-01-12">
            <text:p>2017-01-12</text:p>
          </table:table-cell>
          <table:table-cell office:value-type="string">
            <text:p>14:49:06</text:p>
          </table:table-cell>
          <table:table-cell office:value-type="string">
            <text:p>Will TransCanada Corporation Raise Its Dividend in 2017?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-0.368722281709">
            <text:p>-0,3687222817</text:p>
          </table:table-cell>
          <table:table-cell office:value-type="float" office:value="-1.19520998933">
            <text:p>-1,1952099893</text:p>
          </table:table-cell>
          <table:table-cell office:value-type="float" office:value="30.85">
            <text:p>30,85</text:p>
          </table:table-cell>
          <table:table-cell office:value-type="date" office:date-value="2017-01-12">
            <text:p>2017-01-12</text:p>
          </table:table-cell>
          <table:table-cell office:value-type="string">
            <text:p>14:23:10</text:p>
          </table:table-cell>
          <table:table-cell office:value-type="string">
            <text:p>ETFs with exposure to Power Corp. of Canada : January 12, 2017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-0.0749418659728">
            <text:p>-0,074941866</text:p>
          </table:table-cell>
          <table:table-cell office:value-type="float" office:value="-2.06451421413">
            <text:p>-2,0645142141</text:p>
          </table:table-cell>
          <table:table-cell office:value-type="float" office:value="3.63">
            <text:p>3,63</text:p>
          </table:table-cell>
          <table:table-cell office:value-type="date" office:date-value="2017-01-12">
            <text:p>2017-01-12</text:p>
          </table:table-cell>
          <table:table-cell office:value-type="string">
            <text:p>13:52:27</text:p>
          </table:table-cell>
          <table:table-cell office:value-type="string">
            <text:p>ETFs with exposure to B2Gold Corp. : January 12, 2017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-0.035011778187">
            <text:p>-0,0350117782</text:p>
          </table:table-cell>
          <table:table-cell office:value-type="float" office:value="-0.20355683809">
            <text:p>-0,2035568381</text:p>
          </table:table-cell>
          <table:table-cell office:value-type="float" office:value="17.200001">
            <text:p>17,200001</text:p>
          </table:table-cell>
          <table:table-cell office:value-type="date" office:date-value="2017-01-12">
            <text:p>2017-01-12</text:p>
          </table:table-cell>
          <table:table-cell office:value-type="string">
            <text:p>10:37:22</text:p>
          </table:table-cell>
          <table:table-cell office:value-type="string">
            <text:p>What’s Encana’s Cash Flow Outlook for the Next Five Years?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0.0765027689573">
            <text:p>0,076502769</text:p>
          </table:table-cell>
          <table:table-cell office:value-type="float" office:value="0.163432530064">
            <text:p>0,1634325301</text:p>
          </table:table-cell>
          <table:table-cell office:value-type="float" office:value="46.810001">
            <text:p>46,810001</text:p>
          </table:table-cell>
          <table:table-cell office:value-type="date" office:date-value="2017-01-12">
            <text:p>2017-01-12</text:p>
          </table:table-cell>
          <table:table-cell office:value-type="string">
            <text:p>10:20:59</text:p>
          </table:table-cell>
          <table:table-cell office:value-type="string">
            <text:p>Saputo Inc.: Fiscal 2017 Third Quarter Results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0.086349539822">
            <text:p>0,0863495398</text:p>
          </table:table-cell>
          <table:table-cell office:value-type="float" office:value="3.11731190693">
            <text:p>3,1173119069</text:p>
          </table:table-cell>
          <table:table-cell office:value-type="float" office:value="2.77">
            <text:p>2,77</text:p>
          </table:table-cell>
          <table:table-cell office:value-type="date" office:date-value="2017-01-12">
            <text:p>2017-01-12</text:p>
          </table:table-cell>
          <table:table-cell office:value-type="string">
            <text:p>09:39:18</text:p>
          </table:table-cell>
          <table:table-cell office:value-type="string">
            <text:p>Northern Dynasty Announces Increase to Bought Deal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-0.00554558233575">
            <text:p>-0,0055455823</text:p>
          </table:table-cell>
          <table:table-cell office:value-type="float" office:value="-0.082400926237">
            <text:p>-0,0824009262</text:p>
          </table:table-cell>
          <table:table-cell office:value-type="float" office:value="6.73">
            <text:p>6,73</text:p>
          </table:table-cell>
          <table:table-cell office:value-type="date" office:date-value="2017-01-12">
            <text:p>2017-01-12</text:p>
          </table:table-cell>
          <table:table-cell office:value-type="string">
            <text:p>08:58:25</text:p>
          </table:table-cell>
          <table:table-cell office:value-type="string">
            <text:p>Ice Edge Business Solutions' ICE(R) Software Platform Achieves Certified Integration with SAP(R) ERP</text:p>
          </table:table-cell>
          <table:table-cell table:number-columns-repeated="3"/>
        </table:table-row>
        <table:table-row table:style-name="ro1">
          <table:table-cell office:value-type="string">
            <text:p>YRI</text:p>
          </table:table-cell>
          <table:table-cell office:value-type="float" office:value="-0.184586825455">
            <text:p>-0,1845868255</text:p>
          </table:table-cell>
          <table:table-cell office:value-type="float" office:value="-4.40541349535">
            <text:p>-4,4054134954</text:p>
          </table:table-cell>
          <table:table-cell office:value-type="float" office:value="4.19">
            <text:p>4,19</text:p>
          </table:table-cell>
          <table:table-cell office:value-type="date" office:date-value="2017-01-11">
            <text:p>2017-01-11</text:p>
          </table:table-cell>
          <table:table-cell office:value-type="string">
            <text:p>19:40:00</text:p>
          </table:table-cell>
          <table:table-cell office:value-type="string">
            <text:p>Yamana Gold Provides Preliminary 2016 Operational Results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150093180914">
            <text:p>-0,0150093181</text:p>
          </table:table-cell>
          <table:table-cell office:value-type="float" office:value="-1.06449064478">
            <text:p>-1,0644906448</text:p>
          </table:table-cell>
          <table:table-cell office:value-type="float" office:value="1.41">
            <text:p>1,41</text:p>
          </table:table-cell>
          <table:table-cell office:value-type="date" office:date-value="2017-01-11">
            <text:p>2017-01-11</text:p>
          </table:table-cell>
          <table:table-cell office:value-type="string">
            <text:p>11:49:50</text:p>
          </table:table-cell>
          <table:table-cell office:value-type="string">
            <text:p>NXT Energy Solutions Inc. 2017 Announces Grant of Patent, New Generation of SFD(R) Sensors and Contract Update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25492928473">
            <text:p>0,2549292847</text:p>
          </table:table-cell>
          <table:table-cell office:value-type="float" office:value="0.379924429699">
            <text:p>0,3799244297</text:p>
          </table:table-cell>
          <table:table-cell office:value-type="float" office:value="67.099998">
            <text:p>67,099998</text:p>
          </table:table-cell>
          <table:table-cell office:value-type="date" office:date-value="2017-01-11">
            <text:p>2017-01-11</text:p>
          </table:table-cell>
          <table:table-cell office:value-type="string">
            <text:p>08:00:00</text:p>
          </table:table-cell>
          <table:table-cell office:value-type="string">
            <text:p>TD Asset Management Inc. Announces Final Annual Reinvested Distributions for TD ETFs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0.00204436242449">
            <text:p>0,0020443624</text:p>
          </table:table-cell>
          <table:table-cell office:value-type="float" office:value="0.0659471749837">
            <text:p>0,065947175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0.0265875444141">
            <text:p>0,0265875444</text:p>
          </table:table-cell>
          <table:table-cell office:value-type="float" office:value="1.6934741665">
            <text:p>1,6934741665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0.00518064357766">
            <text:p>0,0051806436</text:p>
          </table:table-cell>
          <table:table-cell office:value-type="float" office:value="0.0400358854533">
            <text:p>0,0400358855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942841749133">
            <text:p>-0,0942841749</text:p>
          </table:table-cell>
          <table:table-cell office:value-type="float" office:value="-4.40580256604">
            <text:p>-4,405802566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0.0184386733828">
            <text:p>0,0184386734</text:p>
          </table:table-cell>
          <table:table-cell office:value-type="float" office:value="1.06581927068">
            <text:p>1,0658192707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0.0348550884033">
            <text:p>0,0348550884</text:p>
          </table:table-cell>
          <table:table-cell office:value-type="float" office:value="0.32183830474">
            <text:p>0,3218383047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-0.0155352581547">
            <text:p>-0,0155352582</text:p>
          </table:table-cell>
          <table:table-cell office:value-type="float" office:value="-0.809128028889">
            <text:p>-0,8091280289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288822308433">
            <text:p>0,2888223084</text:p>
          </table:table-cell>
          <table:table-cell office:value-type="float" office:value="0.495322077653">
            <text:p>0,4953220777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-0.0363641901582">
            <text:p>-0,0363641902</text:p>
          </table:table-cell>
          <table:table-cell office:value-type="float" office:value="-0.642476857919">
            <text:p>-0,6424768579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-0.40859756914">
            <text:p>-0,4085975691</text:p>
          </table:table-cell>
          <table:table-cell office:value-type="float" office:value="-3.38523255294">
            <text:p>-3,3852325529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-0.106330786498">
            <text:p>-0,1063307865</text:p>
          </table:table-cell>
          <table:table-cell office:value-type="float" office:value="-1.13722766308">
            <text:p>-1,1372276631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7850421978">
            <text:p>0,6785042198</text:p>
          </table:table-cell>
          <table:table-cell office:value-type="float" office:value="10.3746822596">
            <text:p>10,3746822596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189277248469">
            <text:p>-0,0189277248</text:p>
          </table:table-cell>
          <table:table-cell office:value-type="float" office:value="-0.923303651067">
            <text:p>-0,9233036511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-0.0298434715769">
            <text:p>-0,0298434716</text:p>
          </table:table-cell>
          <table:table-cell office:value-type="float" office:value="-0.335319905359">
            <text:p>-0,3353199054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273539610778">
            <text:p>-0,0273539611</text:p>
          </table:table-cell>
          <table:table-cell office:value-type="float" office:value="-1.09415844311">
            <text:p>-1,0941584431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752932628451">
            <text:p>0,0752932628</text:p>
          </table:table-cell>
          <table:table-cell office:value-type="float" office:value="4.73542533617">
            <text:p>4,7354253362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31247883387">
            <text:p>-0,1312478834</text:p>
          </table:table-cell>
          <table:table-cell office:value-type="float" office:value="-17.9791621078">
            <text:p>-17,9791621078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-0.061021155727">
            <text:p>-0,0610211557</text:p>
          </table:table-cell>
          <table:table-cell office:value-type="float" office:value="-6.1021155727">
            <text:p>-6,1021155727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110305601579">
            <text:p>-0,1103056016</text:p>
          </table:table-cell>
          <table:table-cell office:value-type="float" office:value="-12.3938878179">
            <text:p>-12,3938878179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859397444582">
            <text:p>-0,0859397445</text:p>
          </table:table-cell>
          <table:table-cell office:value-type="float" office:value="-30.6927658779">
            <text:p>-30,6927658779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54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22:22:32.90</dc:date>
    <meta:document-statistic meta:table-count="1" meta:cell-count="420" meta:object-count="0"/>
    <meta:generator>LibreOffice/3.5$Windows_x86 LibreOffice_project/7e68ba2-a744ebf-1f241b7-c506db1-7d53735</meta:generator>
  </office:meta>
</office:document-meta>
</file>